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f4d" officeooo:paragraph-rsid="0002ff4d"/>
    </style:style>
    <style:style style:name="P2" style:family="paragraph" style:parent-style-name="Standard">
      <style:text-properties officeooo:paragraph-rsid="0002ff4d"/>
    </style:style>
    <style:style style:name="P3" style:family="paragraph" style:parent-style-name="Standard">
      <style:text-properties officeooo:rsid="000313f6" officeooo:paragraph-rsid="000313f6"/>
    </style:style>
    <style:style style:name="P4" style:family="paragraph" style:parent-style-name="Standard">
      <style:text-properties officeooo:rsid="0002ff4d" officeooo:paragraph-rsid="0002ff4d"/>
    </style:style>
    <style:style style:name="P5" style:family="paragraph" style:parent-style-name="Standard">
      <style:text-properties officeooo:rsid="000313f6" officeooo:paragraph-rsid="000313f6"/>
    </style:style>
    <style:style style:name="P6" style:family="paragraph" style:parent-style-name="Standard">
      <style:text-properties officeooo:rsid="0004ea82" officeooo:paragraph-rsid="0004ea82"/>
    </style:style>
    <style:style style:name="P7" style:family="paragraph" style:parent-style-name="Standard">
      <style:text-properties officeooo:paragraph-rsid="0004ea82"/>
    </style:style>
    <style:style style:name="T1" style:family="text">
      <style:text-properties officeooo:rsid="0002ff4d"/>
    </style:style>
    <style:style style:name="T2" style:family="text">
      <style:text-properties officeooo:rsid="000313f6"/>
    </style:style>
    <style:style style:name="T3" style:family="text">
      <style:text-properties officeooo:rsid="0004ea82"/>
    </style:style>
    <style:style style:name="T4" style:family="text">
      <style:text-properties officeooo:rsid="000627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overview:</text:p>
      <text:p text:style-name="P2"/>
      <text:p text:style-name="P2"><text:span text:style-name="T1">The game is a basic strategy game where both players control a small population of creatures. The creatures live in two different groups, </text:span><text:span text:style-name="T2">and they all have a set of genes corresponding to the two players</text:span><text:span text:style-name="T1">. Each turn, both players select one of their creatures to move from its current group to the other group. After both players make their selection, and the creatures are moved, two random creatures in each group are selected to breed. During the breeding process, an offspring is produced that has some random combination of the genes from both parents. Next, one random creature from each group </text:span><text:span text:style-name="T2">is selected </text:span><text:span text:style-name="T1">to die. The goal of the game is, by strategically selecting where to place your creatures, to ‘breed out’ all of your opponents genes.</text:span></text:p>
      <text:p text:style-name="P2"/>
      <text:p text:style-name="P1">There are a total of N gene types available for the creatures (N is probably equal to 3, but it can be any number). Each gene can take on one of three possible values: </text:p>
      <text:p text:style-name="P1"><text:tab/>True – gene of player one</text:p>
      <text:p text:style-name="P1"><text:tab/>False – gene of player two</text:p>
      <text:p text:style-name="P1"><text:tab/>None – creature does not yet have a value allocated for that specific gene</text:p>
      <text:p text:style-name="P1"/>
      <text:p text:style-name="P1">In the initial game state, each player will have K total creatures (5 or so). Player one’s creatures (from this point called the True creatures) will all be on side 1. Player two’s creatures (from this point called the False creatures) will all be on side 0. All of the True creatures will have N genes valued at either True of None, and likewise all of the False creatures will have N genes valued at either False or None. </text:p>
      <text:p text:style-name="P1"/>
      <text:p text:style-name="P1">When creatures breed, corresponding genes are combined to produce the genes of the offspring. There are six possible cases for a given gene:</text:p>
      <text:p text:style-name="P1"/>
      <text:p text:style-name="P1">1.</text:p>
      <text:p text:style-name="P1">Parent 1 has True gene value, Parent 2 has True gene value</text:p>
      <text:p text:style-name="P1"><text:tab/>Offspring is guaranteed to have True gene value</text:p>
      <text:p text:style-name="P1">2.</text:p>
      <text:p text:style-name="P1">Parent 1 has True gene value, Parent 2 has None gene value</text:p>
      <text:p text:style-name="P1"><text:tab/>Offspring is guaranteed to have True gene value</text:p>
      <text:p text:style-name="P1">3.</text:p>
      <text:p text:style-name="P1">Parent 1 has False gene value, Parent 2 has False gene value</text:p>
      <text:p text:style-name="P1"><text:tab/>Offspring is guaranteed to have False gene value</text:p>
      <text:p text:style-name="P1">4.</text:p>
      <text:p text:style-name="P1">Parent 1 has False gene value, Parent 2 has None gene value</text:p>
      <text:p text:style-name="P1"><text:tab/>Offspring is guaranteed to have False gene value</text:p>
      <text:p text:style-name="P1">5.</text:p>
      <text:p text:style-name="P1">Parent 1 has None gene value, Parent 2 has None gene value</text:p>
      <text:p text:style-name="P1"><text:tab/>Offspring is guaranteed to have None gene value</text:p>
      <text:p text:style-name="P1">6.</text:p>
      <text:p text:style-name="P1">Parent 1 has True gene value, Parent 2 has False gene value</text:p>
      <text:p text:style-name="P1"><text:tab/>Offspring has either True or False gene value, chosen at random.</text:p>
      <text:p text:style-name="P1"/>
      <text:p text:style-name="P3">One of the things I haven’t yet worked out is how to choose whether the offspring is a True creature or a False creature. This may be some combination of what gene values the offspring has and what side the offspring is produced on.</text:p>
      <text:p text:style-name="P1"/>
      <text:p text:style-name="P1"><text:soft-page-break/>Every turn, <text:span text:style-name="T2">the ‘age’ of every existing creature increases by one. After breeding happens, one creature in each group is selected to die. This selection happens randomly, with weights corresponding the the age of the creatures. Only creatures with an age value greater than M are eligible to die, so there may be turns where only one or zero creatures are chosen to die. </text:span></text:p>
      <text:p text:style-name="P1"/>
      <text:p text:style-name="P3">In order to maximize the odds that a player will have creatures whose genes propagate to the next generations, the player must solve a NAE-sat problem. In order to solve for the optimal strategy, a set of NAE-sat clauses can be generated from the current game state at each turn. These clauses can be used to generate a MAXCUT graph which can then be converted into an ising hamiltonian and optimized using QAOA on a quantum computer. Every step in the computation can be done in polynomial time except for the MAXCUT optimization problem, which is the step that is offloaded to the QC. </text:p>
      <text:p text:style-name="P3"/>
      <text:p text:style-name="P3"/>
      <text:p text:style-name="P6">CURRENT STATE OF THE GAME PROTOTYPE:</text:p>
      <text:p text:style-name="P6"/>
      <text:p text:style-name="P7"><text:span text:style-name="T3">I have built a simple UI to represent the game. The creatures are represented by circles. Red circles are False creatures and blue circles are True creatures. There is a ‘turn counter’ built in to the game, but there is not yet a UI element to represent it. Breeding has </text:span><text:span text:style-name="T4">sort of</text:span><text:span text:style-name="T3"> been implemented, </text:span><text:span text:style-name="T4">but it is not polished and,</text:span><text:span text:style-name="T3"> again, </text:span><text:span text:style-name="T4">there is</text:span><text:span text:style-name="T3"> no UI element to represent it. Genes are implemented (there are three gene types currently), but again no UI element to represent them. Killing creatures at the end of the turn has not yet been implemented. </text:span></text:p>
      <text:p text:style-name="P6"/>
      <text:p text:style-name="P6">Again, the current version of the code is just a template that I plan to use to produce a playable version of the game to test the gamepla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2:26:21.054956294</meta:creation-date>
    <dc:date>2022-08-15T13:00:34.573006920</dc:date>
    <meta:editing-duration>PT5M30S</meta:editing-duration>
    <meta:editing-cycles>3</meta:editing-cycles>
    <meta:generator>LibreOffice/6.4.7.2$Linux_X86_64 LibreOffice_project/40$Build-2</meta:generator>
    <meta:document-statistic meta:table-count="0" meta:image-count="0" meta:object-count="0" meta:page-count="2" meta:paragraph-count="32" meta:word-count="763" meta:character-count="4206" meta:non-whitespace-character-count="3457"/>
  </office:meta>
</office:document-meta>
</file>